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6"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7"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0" style:family="paragraph" style:parent-style-name="Standard">
      <style:paragraph-properties fo:text-align="start" style:justify-single-word="false"/>
      <style:text-properties fo:font-weight="bold" officeooo:rsid="0026d4b4" officeooo:paragraph-rsid="005717fd" style:font-weight-asian="bold" style:font-weight-complex="bold"/>
    </style:style>
    <style:style style:name="P11"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2"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officeooo:paragraph-rsid="0026d4b4" style:font-weight-asian="normal" style:font-weight-complex="normal"/>
    </style:style>
    <style:style style:name="P15" style:family="paragraph" style:parent-style-name="Standard">
      <style:paragraph-properties fo:text-align="center"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17"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18" style:family="paragraph" style:parent-style-name="Standard">
      <style:paragraph-properties fo:text-align="start" style:justify-single-word="false"/>
      <style:text-properties fo:font-weight="normal" officeooo:rsid="003f5feb" officeooo:paragraph-rsid="003b27bf" style:font-weight-asian="normal" style:font-weight-complex="normal"/>
    </style:style>
    <style:style style:name="P19" style:family="paragraph" style:parent-style-name="Standard">
      <style:paragraph-properties fo:text-align="start" style:justify-single-word="false"/>
      <style:text-properties officeooo:paragraph-rsid="004993f9"/>
    </style:style>
    <style:style style:name="P20" style:family="paragraph" style:parent-style-name="Standard">
      <style:paragraph-properties fo:text-align="start" style:justify-single-word="false"/>
      <style:text-properties officeooo:paragraph-rsid="005efeab"/>
    </style:style>
    <style:style style:name="P21" style:family="paragraph" style:parent-style-name="Standard" style:list-style-name="L1">
      <style:paragraph-properties fo:text-align="start" style:justify-single-word="false"/>
      <style:text-properties fo:font-weight="normal" style:font-weight-asian="normal" style:font-weight-complex="normal"/>
    </style:style>
    <style:style style:name="P22" style:family="paragraph" style:parent-style-name="Standard" style:list-style-name="L3">
      <style:paragraph-properties fo:text-align="start" style:justify-single-word="false"/>
      <style:text-properties fo:font-weight="normal" style:font-weight-asian="normal" style:font-weight-complex="normal"/>
    </style:style>
    <style:style style:name="P23"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24"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25"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26"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27" style:family="paragraph" style:parent-style-name="Standard">
      <style:paragraph-properties fo:text-align="start" style:justify-single-word="false"/>
      <style:text-properties fo:font-weight="normal" officeooo:rsid="005cdf00" officeooo:paragraph-rsid="005cdf00" style:font-weight-asian="normal" style:font-weight-complex="normal"/>
    </style:style>
    <style:style style:name="P28" style:family="paragraph" style:parent-style-name="Standard" style:list-style-name="L2">
      <style:paragraph-properties fo:text-align="start" style:justify-single-word="false"/>
      <style:text-properties fo:font-weight="bold" style:font-weight-asian="bold" style:font-weight-complex="bold"/>
    </style:style>
    <style:style style:name="P29"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30"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31"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32"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33"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34" style:family="paragraph" style:parent-style-name="Standard" style:list-style-name="L7">
      <style:paragraph-properties fo:text-align="start" style:justify-single-word="false"/>
      <style:text-properties fo:font-weight="bold" officeooo:rsid="002d668e" officeooo:paragraph-rsid="002d668e" style:font-weight-asian="bold" style:font-weight-complex="bold"/>
    </style:style>
    <style:style style:name="P35" style:family="paragraph" style:parent-style-name="Standard">
      <style:paragraph-properties fo:text-align="start" style:justify-single-word="false"/>
      <style:text-properties fo:font-weight="bold" officeooo:rsid="0026d4b4" officeooo:paragraph-rsid="005717fd" style:font-weight-asian="bold" style:font-weight-complex="bold"/>
    </style:style>
    <style:style style:name="P36" style:family="paragraph" style:parent-style-name="Standard" style:list-style-name="L4">
      <style:paragraph-properties fo:text-align="start" style:justify-single-word="false"/>
      <style:text-properties officeooo:rsid="004ab2c0" officeooo:paragraph-rsid="004ab2c0"/>
    </style:style>
    <style:style style:name="P37" style:family="paragraph" style:parent-style-name="Standard" style:list-style-name="L6">
      <style:paragraph-properties fo:text-align="start" style:justify-single-word="false"/>
      <style:text-properties fo:color="#000000" fo:font-style="normal" officeooo:rsid="005efeab" officeooo:paragraph-rsid="005efeab" style:font-style-asian="normal" style:font-style-complex="normal"/>
    </style:style>
    <style:style style:name="P38" style:family="paragraph" style:parent-style-name="Standard">
      <style:paragraph-properties fo:text-align="start" style:justify-single-word="false"/>
      <style:text-properties fo:color="#000000" fo:font-style="normal" officeooo:rsid="005efeab" officeooo:paragraph-rsid="005efeab" style:font-style-asian="normal" style:font-style-complex="normal"/>
    </style:style>
    <style:style style:name="P39" style:family="paragraph" style:parent-style-name="Standard" style:list-style-name="L8">
      <style:paragraph-properties fo:text-align="start" style:justify-single-word="false"/>
      <style:text-properties fo:color="#000000" fo:font-style="normal" officeooo:rsid="00611e31" officeooo:paragraph-rsid="00611e31" style:font-style-asian="normal" style:font-style-complex="normal"/>
    </style:style>
    <style:style style:name="P40" style:family="paragraph" style:parent-style-name="Standard" style:list-style-name="L8">
      <style:paragraph-properties fo:text-align="start" style:justify-single-word="false"/>
      <style:text-properties fo:color="#000000" fo:font-style="normal" officeooo:rsid="0062b9aa" officeooo:paragraph-rsid="0062b9aa" style:font-style-asian="normal" style:font-style-complex="normal"/>
    </style:style>
    <style:style style:name="P41" style:family="paragraph" style:parent-style-name="Standard">
      <style:paragraph-properties fo:text-align="start" style:justify-single-word="false"/>
      <style:text-properties fo:color="#000000" fo:font-style="normal" officeooo:rsid="0072d41d" officeooo:paragraph-rsid="0072d41d" style:font-style-asian="normal" style:font-style-complex="normal"/>
    </style:style>
    <style:style style:name="P42" style:family="paragraph" style:parent-style-name="Standard" style:list-style-name="L9">
      <style:paragraph-properties fo:text-align="start" style:justify-single-word="false"/>
      <style:text-properties fo:color="#000000" fo:font-style="normal" officeooo:rsid="0072ff31" officeooo:paragraph-rsid="0072ff31" style:font-style-asian="normal" style:font-style-complex="normal"/>
    </style:style>
    <style:style style:name="P43" style:family="paragraph" style:parent-style-name="Standard" style:list-style-name="L9">
      <style:paragraph-properties fo:text-align="start" style:justify-single-word="false"/>
      <style:text-properties fo:color="#000000" fo:font-style="normal" officeooo:rsid="00748aeb" officeooo:paragraph-rsid="00748aeb" style:font-style-asian="normal" style:font-style-complex="normal"/>
    </style:style>
    <style:style style:name="P44" style:family="paragraph" style:parent-style-name="Standard" style:list-style-name="L9">
      <style:paragraph-properties fo:text-align="start" style:justify-single-word="false"/>
      <style:text-properties fo:color="#000000" fo:font-style="normal" officeooo:rsid="00757a86" officeooo:paragraph-rsid="00757a86" style:font-style-asian="normal" style:font-style-complex="normal"/>
    </style:style>
    <style:style style:name="P45" style:family="paragraph" style:parent-style-name="Standard" style:list-style-name="L8">
      <style:paragraph-properties fo:text-align="start" style:justify-single-word="false"/>
      <style:text-properties fo:color="#000000" fo:font-style="normal" fo:font-weight="bold" officeooo:rsid="0064a640" officeooo:paragraph-rsid="0064a640" style:font-style-asian="normal" style:font-weight-asian="bold" style:font-style-complex="normal" style:font-weight-complex="bold"/>
    </style:style>
    <style:style style:name="P46" style:family="paragraph" style:parent-style-name="Standard" style:list-style-name="L8">
      <style:paragraph-properties fo:text-align="start" style:justify-single-word="false"/>
      <style:text-properties fo:color="#000000" fo:font-style="normal" fo:font-weight="bold" officeooo:rsid="006878b2" officeooo:paragraph-rsid="006878b2" style:font-style-asian="normal" style:font-weight-asian="bold" style:font-style-complex="normal" style:font-weight-complex="bold"/>
    </style:style>
    <style:style style:name="P47" style:family="paragraph" style:parent-style-name="Standard" style:list-style-name="L8">
      <style:paragraph-properties fo:text-align="start" style:justify-single-word="false"/>
      <style:text-properties fo:color="#000000" fo:font-style="normal" fo:font-weight="bold" officeooo:rsid="006bb6cf" officeooo:paragraph-rsid="006bb6cf" style:font-style-asian="normal" style:font-weight-asian="bold" style:font-style-complex="normal" style:font-weight-complex="bold"/>
    </style:style>
    <style:style style:name="P48" style:family="paragraph" style:parent-style-name="Standard" style:list-style-name="L8">
      <style:paragraph-properties fo:text-align="start" style:justify-single-word="false"/>
      <style:text-properties fo:color="#000000" fo:font-style="normal" fo:font-weight="bold" officeooo:rsid="006cc612" officeooo:paragraph-rsid="006cc612"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50" style:family="paragraph" style:parent-style-name="Standard">
      <style:paragraph-properties fo:text-align="start" style:justify-single-word="false"/>
      <style:text-properties officeooo:paragraph-rsid="00611e31"/>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fo:font-weight="bold" officeooo:rsid="0026d4b4" style:font-weight-asian="bold" style:font-weight-complex="bold"/>
    </style:style>
    <style:style style:name="T5" style:family="text">
      <style:text-properties fo:font-weight="bold" officeooo:rsid="0064158e" style:font-weight-asian="bold" style:font-weight-complex="bold"/>
    </style:style>
    <style:style style:name="T6" style:family="text">
      <style:text-properties officeooo:rsid="00202909"/>
    </style:style>
    <style:style style:name="T7" style:family="text">
      <style:text-properties officeooo:rsid="002192e2"/>
    </style:style>
    <style:style style:name="T8" style:family="text">
      <style:text-properties officeooo:rsid="002557c2"/>
    </style:style>
    <style:style style:name="T9" style:family="text">
      <style:text-properties fo:font-weight="normal" style:font-weight-asian="normal" style:font-weight-complex="normal"/>
    </style:style>
    <style:style style:name="T10" style:family="text">
      <style:text-properties fo:font-weight="normal" officeooo:rsid="002f5ee5" style:font-weight-asian="normal" style:font-weight-complex="normal"/>
    </style:style>
    <style:style style:name="T11" style:family="text">
      <style:text-properties fo:font-weight="normal" officeooo:rsid="002fd9ce" style:font-weight-asian="normal" style:font-weight-complex="normal"/>
    </style:style>
    <style:style style:name="T12" style:family="text">
      <style:text-properties fo:font-weight="normal" officeooo:rsid="00317161" style:font-weight-asian="normal" style:font-weight-complex="normal"/>
    </style:style>
    <style:style style:name="T13" style:family="text">
      <style:text-properties fo:font-weight="normal" officeooo:rsid="0032bcee" style:font-weight-asian="normal" style:font-weight-complex="normal"/>
    </style:style>
    <style:style style:name="T14" style:family="text">
      <style:text-properties fo:font-weight="normal" officeooo:rsid="003539bf" style:font-weight-asian="normal" style:font-weight-complex="normal"/>
    </style:style>
    <style:style style:name="T15" style:family="text">
      <style:text-properties fo:font-weight="normal" officeooo:rsid="0035e1ee" style:font-weight-asian="normal" style:font-weight-complex="normal"/>
    </style:style>
    <style:style style:name="T16" style:family="text">
      <style:text-properties fo:font-weight="normal" officeooo:rsid="0037001e" style:font-weight-asian="normal" style:font-weight-complex="normal"/>
    </style:style>
    <style:style style:name="T17" style:family="text">
      <style:text-properties fo:font-weight="normal" officeooo:rsid="003883c9" style:font-weight-asian="normal" style:font-weight-complex="normal"/>
    </style:style>
    <style:style style:name="T18" style:family="text">
      <style:text-properties fo:font-weight="normal" officeooo:rsid="003b27bf" style:font-weight-asian="normal" style:font-weight-complex="normal"/>
    </style:style>
    <style:style style:name="T19" style:family="text">
      <style:text-properties fo:font-weight="normal" officeooo:rsid="003b7e49" style:font-weight-asian="normal" style:font-weight-complex="normal"/>
    </style:style>
    <style:style style:name="T20" style:family="text">
      <style:text-properties fo:font-weight="normal" officeooo:rsid="003c9b47" style:font-weight-asian="normal" style:font-weight-complex="normal"/>
    </style:style>
    <style:style style:name="T21" style:family="text">
      <style:text-properties fo:font-weight="normal" officeooo:rsid="003df127" style:font-weight-asian="normal" style:font-weight-complex="normal"/>
    </style:style>
    <style:style style:name="T22" style:family="text">
      <style:text-properties fo:font-weight="normal" officeooo:rsid="003f57ee" style:font-weight-asian="normal" style:font-weight-complex="normal"/>
    </style:style>
    <style:style style:name="T23" style:family="text">
      <style:text-properties fo:font-weight="normal" officeooo:rsid="003f5feb" style:font-weight-asian="normal" style:font-weight-complex="normal"/>
    </style:style>
    <style:style style:name="T24" style:family="text">
      <style:text-properties fo:font-weight="normal" officeooo:rsid="00413abc" style:font-weight-asian="normal" style:font-weight-complex="normal"/>
    </style:style>
    <style:style style:name="T25" style:family="text">
      <style:text-properties fo:font-weight="normal" officeooo:rsid="0041cc9c" style:font-weight-asian="normal" style:font-weight-complex="normal"/>
    </style:style>
    <style:style style:name="T26" style:family="text">
      <style:text-properties fo:font-weight="normal" officeooo:rsid="0042f6d3" style:font-weight-asian="normal" style:font-weight-complex="normal"/>
    </style:style>
    <style:style style:name="T27" style:family="text">
      <style:text-properties fo:font-weight="normal" officeooo:rsid="00439323" style:font-weight-asian="normal" style:font-weight-complex="normal"/>
    </style:style>
    <style:style style:name="T28" style:family="text">
      <style:text-properties fo:font-weight="normal" officeooo:rsid="0043f0c9" style:font-weight-asian="normal" style:font-weight-complex="normal"/>
    </style:style>
    <style:style style:name="T29" style:family="text">
      <style:text-properties fo:font-weight="normal" officeooo:rsid="00474778" style:font-weight-asian="normal" style:font-weight-complex="normal"/>
    </style:style>
    <style:style style:name="T30" style:family="text">
      <style:text-properties fo:font-weight="normal" officeooo:rsid="004859b6" style:font-weight-asian="normal" style:font-weight-complex="normal"/>
    </style:style>
    <style:style style:name="T31" style:family="text">
      <style:text-properties fo:font-weight="normal" officeooo:rsid="004993f9" style:font-weight-asian="normal" style:font-weight-complex="normal"/>
    </style:style>
    <style:style style:name="T32" style:family="text">
      <style:text-properties fo:font-weight="normal" officeooo:rsid="004fc548" style:font-weight-asian="normal" style:font-weight-complex="normal"/>
    </style:style>
    <style:style style:name="T33" style:family="text">
      <style:text-properties fo:font-weight="normal" officeooo:rsid="00519e3f" style:font-weight-asian="normal" style:font-weight-complex="normal"/>
    </style:style>
    <style:style style:name="T34" style:family="text">
      <style:text-properties fo:font-weight="normal" officeooo:rsid="00531b52" style:font-weight-asian="normal" style:font-weight-complex="normal"/>
    </style:style>
    <style:style style:name="T35" style:family="text">
      <style:text-properties fo:font-weight="normal" officeooo:rsid="0054d203" style:font-weight-asian="normal" style:font-weight-complex="normal"/>
    </style:style>
    <style:style style:name="T36" style:family="text">
      <style:text-properties fo:font-weight="normal" officeooo:rsid="005717fd" style:font-weight-asian="normal" style:font-weight-complex="normal"/>
    </style:style>
    <style:style style:name="T37" style:family="text">
      <style:text-properties fo:font-weight="normal" officeooo:rsid="00571950" style:font-weight-asian="normal" style:font-weight-complex="normal"/>
    </style:style>
    <style:style style:name="T38" style:family="text">
      <style:text-properties fo:font-weight="normal" officeooo:rsid="005b630e" style:font-weight-asian="normal" style:font-weight-complex="normal"/>
    </style:style>
    <style:style style:name="T39" style:family="text">
      <style:text-properties fo:font-weight="normal" officeooo:rsid="005cb8ac" style:font-weight-asian="normal" style:font-weight-complex="normal"/>
    </style:style>
    <style:style style:name="T40" style:family="text">
      <style:text-properties fo:font-weight="normal" officeooo:rsid="00611e31" style:font-weight-asian="normal" style:font-weight-complex="normal"/>
    </style:style>
    <style:style style:name="T41" style:family="text">
      <style:text-properties fo:font-weight="normal" officeooo:rsid="0064158e" style:font-weight-asian="normal" style:font-weight-complex="normal"/>
    </style:style>
    <style:style style:name="T42" style:family="text">
      <style:text-properties fo:font-weight="normal" officeooo:rsid="00644574" style:font-weight-asian="normal" style:font-weight-complex="normal"/>
    </style:style>
    <style:style style:name="T43" style:family="text">
      <style:text-properties fo:font-weight="normal" officeooo:rsid="006c5e44" style:font-weight-asian="normal" style:font-weight-complex="normal"/>
    </style:style>
    <style:style style:name="T44" style:family="text">
      <style:text-properties fo:font-weight="normal" officeooo:rsid="006cc612" style:font-weight-asian="normal" style:font-weight-complex="normal"/>
    </style:style>
    <style:style style:name="T45" style:family="text">
      <style:text-properties fo:font-weight="normal" officeooo:rsid="006cd5c6" style:font-weight-asian="normal" style:font-weight-complex="normal"/>
    </style:style>
    <style:style style:name="T46" style:family="text">
      <style:text-properties fo:font-weight="normal" officeooo:rsid="006ebc0d" style:font-weight-asian="normal" style:font-weight-complex="normal"/>
    </style:style>
    <style:style style:name="T47" style:family="text">
      <style:text-properties officeooo:rsid="00413abc"/>
    </style:style>
    <style:style style:name="T48" style:family="text">
      <style:text-properties officeooo:rsid="004e061d"/>
    </style:style>
    <style:style style:name="T49" style:family="text">
      <style:text-properties fo:font-variant="normal" fo:text-transform="none" fo:color="#222222" fo:letter-spacing="normal" fo:font-weight="normal" officeooo:rsid="005cdc50" style:font-weight-asian="normal" style:font-weight-complex="normal"/>
    </style:style>
    <style:style style:name="T50" style:family="text">
      <style:text-properties fo:color="#000000" fo:font-style="italic" style:font-style-asian="italic" style:font-style-complex="italic"/>
    </style:style>
    <style:style style:name="T51" style:family="text">
      <style:text-properties fo:color="#000000" fo:font-style="normal" officeooo:rsid="005efeab" style:font-style-asian="normal" style:font-style-complex="normal"/>
    </style:style>
    <style:style style:name="T52" style:family="text">
      <style:text-properties fo:color="#000000" fo:font-style="normal" officeooo:rsid="00611e31" style:font-style-asian="normal" style:font-style-complex="normal"/>
    </style:style>
    <style:style style:name="T53" style:family="text">
      <style:text-properties fo:color="#000000" fo:font-style="normal" officeooo:rsid="0064a640" style:font-style-asian="normal" style:font-style-complex="normal"/>
    </style:style>
    <style:style style:name="T54" style:family="text">
      <style:text-properties officeooo:rsid="0064158e"/>
    </style:style>
    <style:style style:name="T55" style:family="text">
      <style:text-properties officeooo:rsid="00644574"/>
    </style:style>
    <style:style style:name="T56" style:family="text">
      <style:text-properties officeooo:rsid="006cc612"/>
    </style:style>
    <style:style style:name="T57" style:family="text">
      <style:text-properties officeooo:rsid="007974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1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3"><text:tab/>W niniejszej pracy zawarty jest przegląd podobnych serwisów internetowych lub aplikacji mobilnych oraz specyfikację wykorzystanych technologii oraz języków programowania.</text:p>
      <text:p text:style-name="P13"><text:tab/>Projekt został szczegółowo zilustrowany w postaci wykresów oraz diagramów, a implementacja została przedstawiona poprzez kody źródłowe oraz zrzuty ekranów poszczególnych funkcjonalności.</text:p>
      <text:p text:style-name="P13"/>
      <text:p text:style-name="P2">Słowa kluczowe:</text:p>
      <text:list xml:id="list91086923" text:style-name="L1">
        <text:list-item>
          <text:p text:style-name="P21">Aplikacja internetowa</text:p>
        </text:list-item>
        <text:list-item>
          <text:p text:style-name="P21">Python</text:p>
        </text:list-item>
        <text:list-item>
          <text:p text:style-name="P21">Django</text:p>
        </text:list-item>
        <text:list-item>
          <text:p text:style-name="P21">Bootstrap</text:p>
        </text:list-item>
        <text:list-item>
          <text:p text:style-name="P21">SQLite</text:p>
        </text:list-item>
        <text:list-item>
          <text:p text:style-name="P21">Google Maps<text:tab/></text:p>
        </text:list-item>
      </text:list>
      <text:p text:style-name="P13"/>
      <text:p text:style-name="P15"/>
      <text:p text:style-name="P15"/>
      <text:p text:style-name="P1">Project and implementation of relocation supporting web application<text:line-break/>using Python language utilities</text:p>
      <text:p text:style-name="P1"/>
      <text:p text:style-name="P2">Summary</text:p>
      <text:p text:style-name="P13"><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13"><text:tab/>Present work contains review of similar web services and mobile app and specification of used technologies and programming languages.</text:p>
      <text:p text:style-name="P13"><text:tab/>Project was detailed ilustrated in the form of charts and diagrams and implementation was presented by source codes and screenshoots each functionalities.</text:p>
      <text:p text:style-name="P13"/>
      <text:p text:style-name="P2">Keywords:</text:p>
      <text:list xml:id="list220257624813357" text:continue-numbering="true" text:style-name="L1">
        <text:list-item>
          <text:p text:style-name="P21">Web application</text:p>
        </text:list-item>
        <text:list-item>
          <text:p text:style-name="P21">Python</text:p>
        </text:list-item>
        <text:list-item>
          <text:p text:style-name="P21">Django</text:p>
        </text:list-item>
        <text:list-item>
          <text:p text:style-name="P21">Bootstrap</text:p>
        </text:list-item>
        <text:list-item>
          <text:p text:style-name="P21">SQLite</text:p>
        </text:list-item>
        <text:list-item>
          <text:p text:style-name="P21">Google Maps<text:tab/></text:p>
        </text:list-item>
      </text:list>
      <text:p text:style-name="P13"/>
      <text:p text:style-name="P13"/>
      <text:p text:style-name="P13"/>
      <text:p text:style-name="P13"/>
      <text:p text:style-name="P13"/>
      <text:p text:style-name="P13"/>
      <text:p text:style-name="P13"/>
      <text:p text:style-name="P13"/>
      <text:p text:style-name="P2"/>
      <text:p text:style-name="P2"><text:soft-page-break/>SPIS TREŚCI:</text:p>
      <text:list xml:id="list2022832779" text:style-name="L2">
        <text:list-item>
          <text:p text:style-name="P28">WSTĘP</text:p>
          <text:p text:style-name="P28"/>
        </text:list-item>
        <text:list-item>
          <text:p text:style-name="P30">CHARAKTERYSTYKA APLIKACJI INTERNETOWYCH STWORZONYCH ZA POMOCĄ NARZĘDZI JĘZYKA PYTHON</text:p>
          <text:p text:style-name="P31">2.1.<text:tab/>NOWOCZESNE APLIKACJE INTERNETOWE</text:p>
          <text:p text:style-name="P31">2.2.<text:tab/><text:span text:style-name="T6">POPULARNE </text:span>APLIKACJE INTERNETOWE <text:span text:style-name="T6">NAPISANE W JĘZYKU <text:tab/>PYTHON</text:span></text:p>
          <text:p text:style-name="P30">2.3.<text:tab/>APLIKACJE INTERNETOWE WYKORZYSTYWANE PRZY <text:tab/>PRZEPROWADZKACH</text:p>
          <text:p text:style-name="P30"/>
        </text:list-item>
        <text:list-item>
          <text:p text:style-name="P28">CHARAKTERYSTYKA <text:span text:style-name="T7">PROCESU PRZEPROWADZKI</text:span></text:p>
          <text:p text:style-name="P28"/>
        </text:list-item>
        <text:list-item>
          <text:p text:style-name="P29">PROJEKT APLIKACJI</text:p>
        </text:list-item>
      </text:list>
      <text:p text:style-name="P3"><text:tab/>4.1.<text:tab/><text:span text:style-name="T8">SPECYFIKACJA WYMAGAŃ APLIKACJI</text:span></text:p>
      <text:p text:style-name="P4"><text:tab/>4.2.<text:tab/><text:span text:style-name="T8">ARCHITEKTURA APLIKACJI</text:span></text:p>
      <text:p text:style-name="P5"/>
      <text:list xml:id="list220257593691781" text:continue-numbering="true" text:style-name="L2">
        <text:list-item>
          <text:p text:style-name="P28">IMPLEMENTACJA <text:span text:style-name="T7">APLIKACJI</text:span></text:p>
          <text:p text:style-name="P32">5.1. <text:tab/>OPIS <text:span text:style-name="T8">WYKORZYSTANYCH</text:span> TECHNOLOGII</text:p>
          <text:p text:style-name="P32">5.2.<text:tab/>OPIS INTERFEJSU UŻYTKOWNIKA</text:p>
          <text:p text:style-name="P33">5.3<text:tab/>----------------------------------------------------</text:p>
        </text:list-item>
      </text:list>
      <text:p text:style-name="P6"/>
      <text:list xml:id="list220256741037666" text:continue-numbering="true" text:style-name="L2">
        <text:list-item>
          <text:p text:style-name="P28">TEST<text:span text:style-name="T7">Y APLIKACJI</text:span></text:p>
          <text:p text:style-name="P28"/>
        </text:list-item>
        <text:list-item>
          <text:p text:style-name="P28">PODSUMOWANIE</text:p>
        </text:list-item>
      </text:list>
      <text:p text:style-name="P2"/>
      <text:list xml:id="list220256868656494" text:continue-numbering="true" text:style-name="L2">
        <text:list-item>
          <text:p text:style-name="P28">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WSTĘP</text:p>
      <text:p text:style-name="P1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3"><text:tab/>W niniejszej pracy zawarty jest przegląd podobnych serwisów internetowych lub aplikacji mobilnych oraz specyfikację wykorzystanych technologii oraz języków programowania.</text:p>
      <text:p text:style-name="P13"><text:tab/>Projekt został szczegółowo zilustrowany w postaci wykresów oraz diagramów, a implementacja została przedstawiona poprzez kody źródłowe oraz zrzuty ekranów poszczególnych funkcjonalności.</text:p>
      <text:p text:style-name="P14"><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13"/>
      <text:p text:style-name="P13">Dana aplikacja będzie realizowana z wykorzystaniem poniższych narzędzi:</text:p>
      <text:list xml:id="list188148937" text:style-name="L3">
        <text:list-item>
          <text:p text:style-name="P22">Python w wersji 3.7.3</text:p>
        </text:list-item>
        <text:list-item>
          <text:p text:style-name="P22">Django w wersji 2.2.3</text:p>
        </text:list-item>
        <text:list-item>
          <text:p text:style-name="P22">HTML 5</text:p>
        </text:list-item>
        <text:list-item>
          <text:p text:style-name="P22">CSS 3</text:p>
        </text:list-item>
        <text:list-item>
          <text:p text:style-name="P22">SQLite3</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text:soft-page-break/>2. CHARAKTERYSTYKA WYBRACNYCH APLIKACJI INTERNETOWYCH WYKONANYCH Z WYKORZYSTANIEM JĘZYKA PYTHON<text:line-break/></text:p>
      <text:p text:style-name="P7">2.1. Nowoczesne aplikacje internetowe</text:p>
      <text:p text:style-name="P7"><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7"><text:a xlink:type="simple" xlink:href="https://bravoka.io/articles/modern-web-application-frameworks/" text:style-name="Internet_20_link" text:visited-style-name="Visited_20_Internet_20_Link">https://bravoka.io/articles/modern-web-application-frameworks/</text:a></text:p>
      <text:p text:style-name="P8"><text:tab/><text:span text:style-name="T10">W dzisiejszych </text:span><text:span text:style-name="T16">czasach, wraz z rozwojem technologii rosną w </text:span><text:span text:style-name="T17">równie szybkim tempie oczekiwania wobec rozwiązań tworzonych z ich pomocą. Co za tym idzie </text:span><text:span text:style-name="T32">t</text:span><text:span text:style-name="T10">wórcy aplikacji internetowych stoją przed nielada wyzwaniem, </text:span><text:span text:style-name="T32">al</text:span><text:span text:style-name="T10">bowiem </text:span><text:span text:style-name="T11">produkty przez nich tworzone muszą spełniać bardzo wysoki poziom oczekiwania użytko</text:span><text:span text:style-name="T33">w</text:span><text:span text:style-name="T11">ników i wymagania większe niż kiedykolwiek wcześniej. </text:span></text:p>
      <text:p text:style-name="P9"><text:span text:style-name="T11"><text:tab/>Oczekuje się że dzisiejsze aplikacje sieci Web będą dostępne całodobowo, </text:span><text:span text:style-name="T18">bez przerwy,</text:span><text:span text:style-name="T11"> siedem dni w tygodniu, dostępne będą z każdego miejsca na świecie, oraz korzystać z nich można z większoś</text:span><text:span text:style-name="T18">c</text:span><text:span text:style-name="T11">i urządzeń </text:span><text:span text:style-name="T19">posiadających</text:span><text:span text:style-name="T11"> dostęp do internetu, niezależnie od oprogramowania urządzenia </text:span><text:span text:style-name="T18">(wieloplatformowość) </text:span><text:span text:style-name="T11">czy rozmiaru ekranu na którym aplikacja jest wyświetlan</text:span><text:span text:style-name="T19">a (respon</text:span><text:span text:style-name="T34">s</text:span><text:span text:style-name="T19">ywność)</text:span><text:span text:style-name="T11">. <text:s/></text:span><text:span text:style-name="T12">Obecnie gdy wzrasta wartość cyfrowych danych </text:span><text:span text:style-name="T13">które stają się nową walutą w biznesie </text:span><text:span text:style-name="T14">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35">dane </text:span><text:span text:style-name="T14">będą zaszyfrowane i przechowywane w bezpiecznym miejs</text:span><text:span text:style-name="T15">u.</text:span></text:p>
      <text:p text:style-name="P19"><text:span text:style-name="T20"><text:tab/>Tradycyjne podejście w tworzeniu aplikacji webowych zakłada </text:span><text:span text:style-name="T21">niewielką ilość funkcjonalności</text:span><text:span text:style-name="T20"> po stronie klienta </text:span><text:span text:style-name="T21">ale zamiast tego </text:span><text:span text:style-name="T22">wszystkie funk</text:span><text:span text:style-name="T23">c</text:span><text:span text:style-name="T22">jonalności związane z nawigowaniem po stronach, zapytaniach do bazy czy całej logiki oddelegowane są na serwer aplikacji. </text:span><text:span text:style-name="T23">Każda operacja wykonana przez użytkownika zostanie przetłumaczona na nowe żądanie sieci a wynikiem tej operacji jest </text:span><text:span text:style-name="T24">nowo załadowana strona internetowa. Aplikacje tworzone według tego podejścia najczęściej tworzone w oparciu o architekturę MVC (</text:span><text:span text:style-name="T47">M</text:span><text:span text:style-name="T24">odel </text:span><text:span text:style-name="T47">V</text:span><text:span text:style-name="T24">iew </text:span><text:span text:style-name="T47">C</text:span><text:span text:style-name="T24">ontroller), </text:span><text:span text:style-name="T25">gdzie każde nowe żądanie odpowiada operacji kontrolera, który przy współpracy z modelem zwraca widok przetwarzany do użytkownika. </text:span><text:span text:style-name="T31">Tradycyjne aplikacje wykorzystują na serwerach biblioteki takie jak:</text:span></text:p>
      <text:list xml:id="list1941488240" text:style-name="L4">
        <text:list-item>
          <text:p text:style-name="P23">Spring(Java)</text:p>
        </text:list-item>
        <text:list-item>
          <text:p text:style-name="P23">Django(Python) </text:p>
        </text:list-item>
        <text:list-item>
          <text:p text:style-name="P23">ASP.NET (C#).</text:p>
        </text:list-item>
        <text:list-item>
          <text:p text:style-name="P36"><text:span text:style-name="T31">R</text:span><text:span text:style-name="T9">uby on Rails (Ruby)</text:span></text:p>
        </text:list-item>
        <text:list-item>
          <text:p text:style-name="P25">Laravel (PHP<text:span text:style-name="T48">)</text:span></text:p>
          <text:p text:style-name="P23"/>
        </text:list-item>
      </text:list>
      <text:p text:style-name="P9"><text:span text:style-name="T25"><text:tab/>Akutalnie nowoczesne aplikacje tworzone są w myśli aplikacji jednostronicowych (SPA – single page application). Wykonują one większość logiki interfejsu użytkownika w przeglądarce internetowej, </text:span><text:span text:style-name="T26">mogą wykonywać rozbudowane funkcje po stronie klienta które nie wymagają ponownego załadowania strony kiedy użytkownik podejmuje działania lub przemieszcza się pomiędzy obszarami aplikacji. Aplikacje SPA ładują się </text:span><text:span text:style-name="T27">szybciej, pobierają</text:span><text:span text:style-name="T28"> </text:span><text:span text:style-name="T29">oraz wykorzystują </text:span><text:span text:style-name="T28">dane w tl</text:span><text:span text:style-name="T29">e. Interakcje użytkownika są bardziej płynne oraz responsywane, ponieważ funkcjonalności serwisu odciążone są od serwera aplikacji.</text:span><text:span text:style-name="T30"> <text:s/>Taki typ aplikacji umożliwia obsługiwać zaawansowane <text:s/>funkcjonalności jak zapisywanie formularzy bez konieczności ich zapisywania czy przeciąganie i upuszczanie które znacznie ułatwiają korzystanie z aplikacji. </text:span><text:span text:style-name="T31">Tworzenie nowoczesnych, jednostronicowych aplikacji jest możliwe z wykorzystaniem bibliotek języka JavaScript, takich jak:</text:span></text:p>
      <text:list xml:id="list3901099404" text:style-name="L5">
        <text:list-item>
          <text:p text:style-name="P24">Angular</text:p>
        </text:list-item>
        <text:list-item>
          <text:p text:style-name="P24">React JS</text:p>
        </text:list-item>
        <text:list-item>
          <text:p text:style-name="P24">Node.js</text:p>
        </text:list-item>
        <text:list-item>
          <text:p text:style-name="P24">Vue.js</text:p>
        </text:list-item>
      </text:list>
      <text:p text:style-name="P17"/>
      <text:p text:style-name="P18"/>
      <text:p text:style-name="P18"><text:soft-page-break/></text:p>
      <text:p text:style-name="P7">2.2. Popularne aplikacje internetowe napisane w języku Python</text:p>
      <text:p text:style-name="P10"><text:a xlink:type="simple" xlink:href="https://hotframeworks.com/" text:style-name="Internet_20_link" text:visited-style-name="Visited_20_Internet_20_Link"><text:span text:style-name="T36">https://hotframeworks.com/</text:span></text:a></text:p>
      <text:p text:style-name="P10"><text:a xlink:type="simple" xlink:href="https://learn.onemonth.com/10-famous-websites-built-using-python/" text:style-name="Internet_20_link" text:visited-style-name="Visited_20_Internet_20_Link">https://learn.onemonth.com/10-famous-websites-built-using-python/</text:a> </text:p>
      <text:p text:style-name="P10"><text:a xlink:type="simple" xlink:href="https://instagram-engineering.com/web-service-efficiency-at-instagram-with-python-4976d078e366" text:style-name="Internet_20_link" text:visited-style-name="Visited_20_Internet_20_Link">https://instagram-engineering.com/web-service-efficiency-at-instagram-with-python-4976d078e366</text:a></text:p>
      <text:p text:style-name="P10"><text:a xlink:type="simple" xlink:href="http://madeyski.e-informatyka.pl/download/19.pdf" text:style-name="Internet_20_link" text:visited-style-name="Visited_20_Internet_20_Link">http://madeyski.e-informatyka.pl/download/19.pdf</text:a></text:p>
      <text:p text:style-name="P7"><text:tab/></text:p>
      <text:p text:style-name="P20"><text:span text:style-name="T4"><text:tab/></text:span><text:span text:style-name="T37">Z racji tergo iż aplikacje webowe cały czas ewoulują</text:span><text:span text:style-name="T36">. </text:span><text:span text:style-name="T37">c</text:span><text:span text:style-name="T36">o roku pojawiają się nowe narzędzia/</text:span><text:span text:style-name="T39">frameworki</text:span><text:span text:style-name="T36"> </text:span><text:span text:style-name="T37">różnych języków programowania umożliwiające tworzenie kompleksowych i zaawansowanych aplikacji internetowych </text:span><text:span text:style-name="T40">spełniających wysokie oczekiwania użytkowników</text:span><text:span text:style-name="T37">. </text:span></text:p>
      <text:p text:style-name="P20"><text:span text:style-name="T37"><text:tab/></text:span><text:span text:style-name="T38">Jednym z języków posiadających </text:span><text:span text:style-name="T39">bogate bilioteki jest język Python - </text:span><text:span text:style-name="T49">j</text:span><text:span text:style-name="T50">ęzyk programowania wysokiego poziomu ogólnego przeznaczenia, którego ideą przewodnią jest czytelność i klarowność kodu źródłowego. Jego składnia cechuje się przejrzystością i zwięzłością. </text:span><text:span text:style-name="T51">W tym języku zostało napisane wiele znanych i docenianych przez twórców aplikacji internetowych frameworków. Najczęściej wykorzystywane z nich przez developerów to:</text:span></text:p>
      <text:list xml:id="list1537427689" text:style-name="L6">
        <text:list-item>
          <text:p text:style-name="P37">Django</text:p>
        </text:list-item>
        <text:list-item>
          <text:p text:style-name="P37">Flask</text:p>
        </text:list-item>
        <text:list-item>
          <text:p text:style-name="P37">Tornado</text:p>
        </text:list-item>
        <text:list-item>
          <text:p text:style-name="P37">Bottle</text:p>
        </text:list-item>
        <text:list-item>
          <text:p text:style-name="P37">Pyramid</text:p>
        </text:list-item>
      </text:list>
      <text:p text:style-name="P38"/>
      <text:p text:style-name="P50"><text:span text:style-name="T52">Budowanie aplikacji webowych przy użyciu języka Python niesie za sobą wiele zalet </text:span><text:span text:style-name="T53">takich jak</text:span><text:span text:style-name="T52">: </text:span><text:a xlink:type="simple" xlink:href="https://djangostars.com/blog/python-web-development/" text:style-name="Internet_20_link" text:visited-style-name="Visited_20_Internet_20_Link">https://djangostars.com/blog/python-web-development/</text:a></text:p>
      <text:list xml:id="list3670963832" text:style-name="L8">
        <text:list-item>
          <text:p text:style-name="P39"><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40"><text:span text:style-name="T1">Wizualizacja danych </text:span>– w prosty i szybki sposób można dokonać wizualizacji danych <text:span text:style-name="T54">poprzez wygenerowanie rysunków i wykresów za pomocą takich bibliotek jak</text:span><text:span text:style-name="T5"> Matpotlib</text:span><text:span text:style-name="T41">.<text:line-break/></text:span><text:span text:style-name="T42">Wizulizacja może pomóc przy rozwiązywaniu problemów natury programistycznej lub prezentowania użytkownikowi danych.</text:span></text:p>
        </text:list-item>
        <text:list-item>
          <text:p text:style-name="P45"><text:span text:style-name="T55">B</text:span>ogate zasoby biliotek –<text:span text:style-name="T9"> biblioteki języka Python zawierają w sobie ogromną ilość gotowych, napisanych już funkcjonalności, dzięki czemu programista, korzystając z nich zaoszczędzić czas przy tworzeniu aplikacji.</text:span></text:p>
        </text:list-item>
        <text:list-item>
          <text:p text:style-name="P46">Biblioteki webowe –<text:span text:style-name="T9"> biblioteki wymienione w poprzednim podrozdziale umożliwiają proste tworzenie aplikacji, ich skalowanie oraz utrzymywanie.</text:span></text:p>
        </text:list-item>
        <text:list-item>
          <text:p text:style-name="P47">Automatyzacja testów <text:span text:style-name="T9">–</text:span> <text:span text:style-name="T43">język Python jest jednym z najczęściej wybieranych języków przez testerów oprogramowania z racji </text:span><text:span text:style-name="T44">na możliwości automatyzacji testów.</text:span></text:p>
        </text:list-item>
        <text:list-item>
          <text:p text:style-name="P48"><text:span text:style-name="T56">U</text:span>czenie maszynowe oraz SI( sztuczna inteligencja) – <text:span text:style-name="T45">to terminy których popluraność w ostatnich czasach rośnie, wiele firm próbuje wykorzystać jak najwięcej możliwości dostarczane przez uczenie maszynowe w swoich aplikacjach. </text:span><text:span text:style-name="T46">Najbardziej zaawansowane w tej dziedzinie biblioteki powstały właśnie w języku Python, co znaczenie ułatwnia ich wdrożenie w aplikacje napisane w tym języku.</text:span></text:p>
        </text:list-item>
      </text:list>
      <text:p text:style-name="P49"><text:tab/></text:p>
      <text:p text:style-name="P49"/>
      <text:p text:style-name="P41">Wiele dzisiejszych najpopularniejszych aplikacji oraz stron internetowych korzysta z pewnych funkcjonalności dostarczanych przez Pythona, lub jest całkowicie napisana. Przykładem takich aplikacji jest:</text:p>
      <text:list xml:id="list3871661293" text:style-name="L9">
        <text:list-item>
          <text:p text:style-name="P42">Instagram – <text:span text:style-name="T57">największy na świecie serwis do dzielenia się zdjęciami, który na swoich serwerach korzysta z frameworku Django.</text:span></text:p>
        </text:list-item>
        <text:list-item>
          <text:p text:style-name="P42">Google</text:p>
        </text:list-item>
        <text:list-item>
          <text:p text:style-name="P43">Spotify</text:p>
        </text:list-item>
        <text:list-item>
          <text:p text:style-name="P44"><text:soft-page-break/>Netflix</text:p>
        </text:list-item>
      </text:list>
      <text:p text:style-name="P26"/>
      <text:p text:style-name="P26"/>
      <text:p text:style-name="P26"/>
      <text:p text:style-name="P7"/>
      <text:p text:style-name="P7">2.3. Aplikacje internetowe wykorzystywane przy przeprowadzkach</text:p>
      <text:p text:style-name="P7"><text:a xlink:type="simple" xlink:href="https://www.nieruchomosci-online.pl/" text:style-name="Internet_20_link" text:visited-style-name="Visited_20_Internet_20_Link">https://www.nieruchomosci-online.pl/</text:a></text:p>
      <text:p text:style-name="P7"><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7"><text:a xlink:type="simple" xlink:href="https://www.olx.pl/" text:style-name="Internet_20_link" text:visited-style-name="Visited_20_Internet_20_Link">https://www.olx.pl/</text:a></text:p>
      <text:p text:style-name="P7"><text:a xlink:type="simple" xlink:href="http://www.aleprzeprowadzki.pl/" text:style-name="Internet_20_link" text:visited-style-name="Visited_20_Internet_20_Link">http://www.aleprzeprowadzki.pl/</text:a></text:p>
      <text:p text:style-name="P16"><text:a xlink:type="simple" xlink:href="http://cennik-przeprowadzek.pl/" text:style-name="Internet_20_link" text:visited-style-name="Visited_20_Internet_20_Link">http://cennik-przeprowadzek.pl/</text:a></text:p>
      <text:p text:style-name="P16"><text:a xlink:type="simple" xlink:href="https://fixly.pl/" text:style-name="Internet_20_link" text:visited-style-name="Visited_20_Internet_20_Link">https://fixly.pl</text:a></text:p>
      <text:p text:style-name="P16"/>
      <text:p text:style-name="P11">3. CHARAKTERYSTYKA PROCESU PRZEPROWADZKI</text:p>
      <text:p text:style-name="P11"/>
      <text:p text:style-name="P12">2.1 Pojęcia</text:p>
      <text:list xml:id="list1897566537" text:style-name="L7">
        <text:list-item>
          <text:p text:style-name="P34">Proces przeprowadzki</text:p>
        </text:list-item>
        <text:list-item>
          <text:p text:style-name="P34">Mieszkania</text:p>
          <text:list>
            <text:list-item>
              <text:p text:style-name="P34">Rodzaje nieruchomości</text:p>
            </text:list-item>
            <text:list-item>
              <text:p text:style-name="P34">Typy umów </text:p>
              <text:list>
                <text:list-item>
                  <text:p text:style-name="P34">wynajem</text:p>
                </text:list-item>
                <text:list-item>
                  <text:p text:style-name="P34">sprzedaż</text:p>
                </text:list-item>
              </text:list>
            </text:list-item>
          </text:list>
        </text:list-item>
        <text:list-item>
          <text:p text:style-name="P34">Firmy przeprowadzkowe</text:p>
        </text:list-item>
      </text:list>
      <text:p text:style-name="P12">2.2. Przeprowadzki w polsce</text:p>
      <text:p text:style-name="P12">2.3. Przeprowadzki na świecie</text:p>
      <text:p text:style-name="P12">2.4 <text:s/>Rynek nieruchomości w Polsce</text:p>
      <text:p text:style-name="P12"/>
      <text:p text:style-name="P12"><text:s/></text:p>
      <text:p text:style-name="P27">TEKSTY POCHYLONE POCHODZĄ Z WIKIPEDI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6M9S</meta:editing-duration>
    <meta:editing-cycles>101</meta:editing-cycles>
    <meta:generator>LibreOffice/6.2.8.2$Linux_X86_64 LibreOffice_project/20$Build-2</meta:generator>
    <dc:date>2019-11-27T21:29:18.340466400</dc:date>
    <meta:document-statistic meta:table-count="0" meta:image-count="0" meta:object-count="0" meta:page-count="6" meta:paragraph-count="117" meta:word-count="1338" meta:character-count="11029" meta:non-whitespace-character-count="9817"/>
    <meta:user-defined meta:name="Info 1"/>
    <meta:user-defined meta:name="Info 2"/>
    <meta:user-defined meta:name="Info 3"/>
    <meta:user-defined meta:name="Info 4"/>
  </office:meta>
</office:document-meta>
</file>